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left="0in" fo:margin-right="0in" fo:text-indent="0in" style:auto-text-indent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left="0in" fo:margin-right="0in" fo:text-indent="0in" style:auto-text-indent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left="0in" fo:margin-right="0in" fo:text-indent="0in" style:auto-text-indent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left="0in" fo:margin-right="0in" fo:text-indent="0in" style:auto-text-indent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left="0in" fo:margin-right="0in" fo:text-indent="0in" style:auto-text-indent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left="0in" fo:margin-right="0in" fo:text-indent="0in" style:auto-text-indent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left="0in" fo:margin-right="0in" fo:text-indent="0in" style:auto-text-indent="false"/>
    </style:style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f course! This is a fantastic concept for a game with a lot of potential for growth and adaptation. The core mechanic (similar to Apples to Apples but with a therapeutic goal) is strong and flexible.</text:p>
      <text:p text:style-name="Text_20_body">Based on my analysis of the game's structure (Scenario Cards, Coping Cards, Challenge Cards), here are several variations you could suggest or develop, categorized for clarity.</text:p>
      <text:p text:style-name="Horizontal_20_Line"/>
      <text:h text:style-name="Heading_20_3" text:outline-level="3">I. Variations by Target Audience</text:h>
      <text:p text:style-name="Text_20_body">The current game seems geared towards a general young adult/adult audience. You could create specialized versions for different demographics:</text:p>
      <text:p text:style-name="Text_20_body"><text:span text:style-name="Strong_20_Emphasis">1. "Coping Cubs" or "Little Lifesavers" Edition (For Children)</text:span></text:p>
      <text:list text:style-name="L1">
        <text:list-item>
          <text:p text:style-name="P2"><text:span text:style-name="Strong_20_Emphasis">Scenarios:</text:span> Focus on child-specific stressors.</text:p>
          <text:list>
            <text:list-item>
              <text:p text:style-name="P3">"Someone on the playground won't share a toy."</text:p>
            </text:list-item>
            <text:list-item>
              <text:p text:style-name="P3">"You're scared of the dark at bedtime."</text:p>
            </text:list-item>
            <text:list-item>
              <text:p text:style-name="P3">"You miss your parents while you're at school."</text:p>
            </text:list-item>
          </text:list>
        </text:list-item>
        <text:list-item>
          <text:p text:style-name="P2"><text:span text:style-name="Strong_20_Emphasis">Coping Cards:</text:span> Simplify the language and actions.</text:p>
          <text:list>
            <text:list-item>
              <text:p text:style-name="P3">"Hug your favorite stuffed animal."</text:p>
            </text:list-item>
            <text:list-item>
              <text:p text:style-name="P3">"Draw a picture of how you feel."</text:p>
            </text:list-item>
            <text:list-item>
              <text:p text:style-name="P3">"Count to ten slowly."</text:p>
            </text:list-item>
            <text:list-item>
              <text:p text:style-name="P3">"Tell a grown-up what's wrong."</text:p>
            </text:list-item>
          </text:list>
        </text:list-item>
        <text:list-item>
          <text:p text:style-name="P2"><text:span text:style-name="Strong_20_Emphasis">Mechanics:</text:span> Use more pictures and less text. The goal would be less about "winning" and more about identifying feelings and matching them with a helpful action.</text:p>
        </text:list-item>
      </text:list>
      <text:p text:style-name="Text_20_body"><text:span text:style-name="Strong_20_Emphasis">2. "Teen Toolkit" Edition (For Adolescents)</text:span></text:p>
      <text:list text:style-name="L2">
        <text:list-item>
          <text:p text:style-name="P4"><text:span text:style-name="Strong_20_Emphasis">Scenarios:</text:span> Address the unique pressures of teenage life.</text:p>
          <text:list>
            <text:list-item>
              <text:p text:style-name="P5">"You saw a post of your friends hanging out without you."</text:p>
            </text:list-item>
            <text:list-item>
              <text:p text:style-name="P5">"You're feeling overwhelmed by homework and college applications."</text:p>
            </text:list-item>
            <text:list-item>
              <text:p text:style-name="P5">"Someone is spreading a rumor about you online."</text:p>
            </text:list-item>
          </text:list>
        </text:list-item>
        <text:list-item>
          <text:p text:style-name="P4"><text:span text:style-name="Strong_20_Emphasis">Coping Cards:</text:span> Introduce more nuanced and teen-relevant skills.</text:p>
          <text:list>
            <text:list-item>
              <text:p text:style-name="P5">"Curate your social media feed (unfollow negative accounts)."</text:p>
            </text:list-item>
            <text:list-item>
              <text:p text:style-name="P5">"Set a boundary with a friend."</text:p>
            </text:list-item>
            <text:list-item>
              <text:p text:style-name="P5">"Use the Pomodoro Technique for studying."</text:p>
            </text:list-item>
            <text:list-item>
              <text:p text:style-name="P5">"Fact-check your anxious thoughts."</text:p>
            </text:list-item>
          </text:list>
        </text:list-item>
      </text:list>
      <text:p text:style-name="Text_20_body"><text:span text:style-name="Strong_20_Emphasis">3. "Workplace Wellness" or "Corporate Coping" Edition (For Professionals)</text:span></text:p>
      <text:list text:style-name="L3">
        <text:list-item>
          <text:p text:style-name="P6"><text:span text:style-name="Strong_20_Emphasis">Scenarios:</text:span> Center on professional and office-related stress.</text:p>
          <text:list>
            <text:list-item>
              <text:p text:style-name="P7">"You received harsh critical feedback from your boss."</text:p>
            </text:list-item>
            <text:list-item>
              <text:p text:style-name="P7"><text:soft-page-break/>"A major project you're leading is behind schedule."</text:p>
            </text:list-item>
            <text:list-item>
              <text:p text:style-name="P7">"You're dealing with a difficult or uncooperative colleague."</text:p>
            </text:list-item>
          </text:list>
        </text:list-item>
        <text:list-item>
          <text:p text:style-name="P6"><text:span text:style-name="Strong_20_Emphasis">Coping Cards:</text:span> Focus on strategies applicable in a work environment.</text:p>
          <text:list>
            <text:list-item>
              <text:p text:style-name="P7">"Take a 5-minute walk away from your desk."</text:p>
            </text:list-item>
            <text:list-item>
              <text:p text:style-name="P7">"Delegate a task to lighten your workload."</text:p>
            </text:list-item>
            <text:list-item>
              <text:p text:style-name="P7">"Reframe the feedback as a growth opportunity."</text:p>
            </text:list-item>
            <text:list-item>
              <text:p text:style-name="P7">"Schedule a 1-on-1 meeting to clear the air."</text:p>
            </text:list-item>
          </text:list>
        </text:list-item>
      </text:list>
      <text:p text:style-name="Text_20_body"><text:span text:style-name="Strong_20_Emphasis">4. "Family Harmony" Edition (For Families)</text:span></text:p>
      <text:list text:style-name="L4">
        <text:list-item>
          <text:p text:style-name="P8"><text:span text:style-name="Strong_20_Emphasis">Scenarios:</text:span> Involve group dynamics and common family conflicts.</text:p>
          <text:list>
            <text:list-item>
              <text:p text:style-name="P9">"The family is running late for an important event and everyone is stressed."</text:p>
            </text:list-item>
            <text:list-item>
              <text:p text:style-name="P9">"Two siblings are fighting over the TV remote."</text:p>
            </text:list-item>
            <text:list-item>
              <text:p text:style-name="P9">"A plan for a family vacation is causing disagreement."</text:p>
            </text:list-item>
          </text:list>
        </text:list-item>
        <text:list-item>
          <text:p text:style-name="P8"><text:span text:style-name="Strong_20_Emphasis">Gameplay Twist:</text:span> This could be played collaboratively. The family works together to choose the best Coping Card to resolve the family-wide scenario.</text:p>
        </text:list-item>
      </text:list>
      <text:p text:style-name="Horizontal_20_Line"/>
      <text:h text:style-name="Heading_20_3" text:outline-level="3">II. Variations in Gameplay Mechanics</text:h>
      <text:p text:style-name="Text_20_body">You can change the rules to create entirely new experiences with the same set of cards.</text:p>
      <text:p text:style-name="Text_20_body"><text:span text:style-name="Strong_20_Emphasis">1. Collaborative "Team Resilience" Mode</text:span></text:p>
      <text:list text:style-name="L5">
        <text:list-item>
          <text:p text:style-name="P10">Instead of competing, players work together.</text:p>
        </text:list-item>
        <text:list-item>
          <text:p text:style-name="P10">A Scenario Card is drawn. The group must collectively choose 2-3 Coping Cards from their hands to create a "Coping Plan."</text:p>
        </text:list-item>
        <text:list-item>
          <text:p text:style-name="P10">The goal is to have a group discussion about why this sequence of actions is the most effective. This is excellent for therapy groups or family counseling.</text:p>
        </text:list-item>
      </text:list>
      <text:p text:style-name="Text_20_body"><text:span text:style-name="Strong_20_Emphasis">2. "Coping Chain" Storytelling Mode</text:span></text:p>
      <text:list text:style-name="L6">
        <text:list-item>
          <text:p text:style-name="P12">The first player draws a Scenario and plays a Coping Card, starting a story. (e.g., "When I felt anxious about my presentation, the first thing I did was Deep Breathing.")</text:p>
        </text:list-item>
        <text:list-item>
          <text:p text:style-name="P12">The next player must play a Coping Card from their hand that logically follows the first one, continuing the story. (e.g., "...after I calmed down with deep breathing, I decided to Practice my speech in front of a mirror.")</text:p>
        </text:list-item>
        <text:list-item>
          <text:p text:style-name="P11">This teaches that coping is often a multi-step process.</text:p>
        </text:list-item>
      </text:list>
      <text:p text:style-name="Text_20_body"><text:span text:style-name="Strong_20_Emphasis">3. "Worst Advice" / Icebreaker Mode</text:span></text:p>
      <text:list text:style-name="L7">
        <text:list-item>
          <text:p text:style-name="P14">This is a humorous twist, similar to Cards Against Humanity.</text:p>
        </text:list-item>
        <text:list-item>
          <text:p text:style-name="P13">When a Scenario Card is played, players play the <text:span text:style-name="Strong_20_Emphasis">least helpful or most absurd</text:span> Coping Card from their hand.</text:p>
        </text:list-item>
        <text:list-item>
          <text:p text:style-name="P13"><text:soft-page-break/>The Judge picks the "best worst" advice.</text:p>
        </text:list-item>
        <text:list-item>
          <text:p text:style-name="P14"><text:span text:style-name="Strong_20_Emphasis">Why it's useful:</text:span> This can be a great icebreaker and can lead to important discussions about why certain actions are unhelpful, reinforcing the value of the good advice.</text:p>
        </text:list-item>
      </text:list>
      <text:p text:style-name="Text_20_body"><text:span text:style-name="Strong_20_Emphasis">4. Role-Playing Mode</text:span></text:p>
      <text:list text:style-name="L8">
        <text:list-item>
          <text:p text:style-name="P16">When a player plays a Coping Card, they must briefly role-play or explain in the first person how they would apply that skill to the given Scenario.</text:p>
        </text:list-item>
        <text:list-item>
          <text:p text:style-name="P15">The Judge awards the point not just for the card choice, but for the most thoughtful or convincing explanation. This deepens the learning and personal connection to the skills.</text:p>
        </text:list-item>
      </text:list>
      <text:p text:style-name="Horizontal_20_Line"/>
      <text:h text:style-name="Heading_20_3" text:outline-level="3">III. Variations in Card Content &amp; Decks</text:h>
      <text:p text:style-name="Text_20_body">Introduce new card types or expansion packs to add complexity and replayability.</text:p>
      <text:p text:style-name="Text_20_body"><text:span text:style-name="Strong_20_Emphasis">1. New Card Type: "Booster" Cards</text:span></text:p>
      <text:list text:style-name="L9">
        <text:list-item>
          <text:p text:style-name="P17">These are cards that can be played alongside a Coping Card to make it more effective.</text:p>
        </text:list-item>
        <text:list-item>
          <text:p text:style-name="P17">Examples: "With a Supportive Friend," "For 15 Minutes," "While in a Quiet Place."</text:p>
        </text:list-item>
        <text:list-item>
          <text:p text:style-name="P17">So a player could play the "Listen to Music" card + the "While in a Quiet Place" booster for a stronger combo.</text:p>
        </text:list-item>
      </text:list>
      <text:p text:style-name="Text_20_body"><text:span text:style-name="Strong_20_Emphasis">2. New Card Type: "Setback" Cards</text:span></text:p>
      <text:list text:style-name="L10">
        <text:list-item>
          <text:p text:style-name="P18">These are played by opponents to introduce a complication to a chosen coping skill.</text:p>
        </text:list-item>
        <text:list-item>
          <text:p text:style-name="P18">Example: Player A plays "Go for a walk." Player B plays a "Sudden Rainstorm" Setback card. Player A must now play another card from their hand to adapt (e.g., "Do an indoor workout instead"). This teaches flexibility.</text:p>
        </text:list-item>
      </text:list>
      <text:p text:style-name="Text_20_body"><text:span text:style-name="Strong_20_Emphasis">3. Themed Expansion Packs</text:span></text:p>
      <text:list text:style-name="L11">
        <text:list-item>
          <text:p text:style-name="P19">Create smaller, focused decks that can be shuffled into the main game.</text:p>
          <text:list>
            <text:list-item>
              <text:p text:style-name="P19"><text:span text:style-name="Strong_20_Emphasis">Grief &amp; Loss Pack:</text:span> Scenarios and coping skills specific to bereavement.</text:p>
            </text:list-item>
            <text:list-item>
              <text:p text:style-name="P19"><text:span text:style-name="Strong_20_Emphasis">Social Anxiety Pack:</text:span> Scenarios like "Going to a party where you know no one" and skills like "Prepare a few conversation starters."</text:p>
            </text:list-item>
            <text:list-item>
              <text:p text:style-name="P19"><text:span text:style-name="Strong_20_Emphasis">Positive Psychology / "Thriving" Pack:</text:span> Instead of stressful scenarios, these are "Opportunity Cards" (e.g., "You have a completely free Saturday"). Players then play "Thriving Cards" (e.g., "Learn a new skill," "Practice gratitude," "Connect with nature") to see who makes the most of the opportunity.</text:p>
            </text:list-item>
          </text:list>
        </text:list-item>
      </text:list>
      <text:p text:style-name="Text_20_body">By exploring these variations, the "Coping Cards Game" can evolve from a single game into a comprehensive platform for teaching emotional intelligence across various contexts and age group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SC" style:font-family-asian="'Noto Serif SC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6T00:48:03.799000000</meta:creation-date>
    <dc:date>2025-07-26T00:48:05.579000000</dc:date>
    <meta:editing-duration>PT2S</meta:editing-duration>
    <meta:editing-cycles>1</meta:editing-cycles>
    <meta:document-statistic meta:table-count="0" meta:image-count="0" meta:object-count="0" meta:page-count="3" meta:paragraph-count="74" meta:word-count="996" meta:character-count="5914" meta:non-whitespace-character-count="5046"/>
    <meta:generator>LibreOffice/7.6.2.1$Windows_X86_64 LibreOffice_project/56f7684011345957bbf33a7ee678afaf4d2ba333</meta:generator>
  </office:meta>
</office:document-meta>
</file>